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44H13M18.440051S" calcext:value-type="time">
            <text:p>1044:1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5H09M46.794S" calcext:value-type="time">
            <text:p>05:09</text:p>
          </table:table-cell>
          <table:table-cell table:style-name="ce3"/>
          <table:table-cell office:value-type="string" calcext:value-type="string">
            <text:p>Battlements cleanup, exterior decorations – stilts/arches!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29H31M55.901S" calcext:value-type="time">
            <text:p>29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07:43:42.8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4T12:54:05.922000000</dc:date>
    <meta:editing-duration>P45DT18H50M28S</meta:editing-duration>
    <meta:editing-cycles>1215</meta:editing-cycles>
    <meta:generator>LibreOffice/7.2.6.2$Windows_X86_64 LibreOffice_project/b0ec3a565991f7569a5a7f5d24fed7f52653d754</meta:generator>
    <meta:document-statistic meta:table-count="2" meta:cell-count="1501" meta:object-count="0"/>
  </office:meta>
</office:document-meta>
</file>